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Good" style:data-style-name="N0">
      <style:table-cell-properties fo:border="thin solid #000000" style:vertical-align="automatic" fo:background-color="#C6EFCE" style:cell-protect="protected"/>
      <style:text-properties fo:color="#006100"/>
    </style:style>
    <style:style style:name="ce3" style:family="table-cell" style:parent-style-name="Default" style:data-style-name="N0">
      <style:table-cell-properties fo:border="thin solid #000000" style:vertical-align="automatic" fo:background-color="#46BDC6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6D01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  <style:paragraph-properties fo:margin-left="0cm" style:writing-mode="lr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thin solid #000000"/>
      <style:text-properties style:font-name="Aptos Narrow1" style:font-name-asian="Aptos Narrow1" style:font-name-complex="Aptos Narrow1"/>
    </style:style>
    <style:style style:name="ce14" style:family="table-cell" style:parent-style-name="Excel_32_Built-in_32_Hyperlink" style:data-style-name="N0">
      <style:table-cell-properties fo:border="thin solid #000000" style:vertical-align="automatic" fo:background-color="transparent" style:cell-protect="protected"/>
      <style:paragraph-properties fo:margin-left="0cm" style:writing-mode="lr"/>
      <style:text-properties fo:color="#467886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fo:color="#FB0280" style:font-name="Open Sans" style:font-name-asian="Open Sans" style:font-name-complex="Open Sans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52.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86.2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1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Publish</text:p>
          </table:table-cell>
          <table:table-cell office:value-type="string" table:style-name="ce3">
            <text:p>lecture</text:p>
          </table:table-cell>
          <table:table-cell office:value-type="string" table:style-name="ce3">
            <text:p>dow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topic</text:p>
          </table:table-cell>
          <table:table-cell office:value-type="string" table:style-name="ce3">
            <text:p>prepare</text:p>
          </table:table-cell>
          <table:table-cell office:value-type="string" table:style-name="ce3">
            <text:p>slides</text:p>
          </table:table-cell>
          <table:table-cell office:value-type="string" table:style-name="ce3">
            <text:p>hw</text:p>
          </table:table-cell>
          <table:table-cell office:value-type="string" table:style-name="ce3">
            <text:p>project</text:p>
          </table:table-cell>
          <table:table-cell office:value-type="string" table:style-name="ce3">
            <text:p>notes</text:p>
          </table:table-cell>
          <table:table-cell office:value-type="string" table:style-name="ce4">
            <text:p>Eric's Notes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M</text:p>
          </table:table-cell>
          <table:table-cell office:value-type="date" office:date-value="2025-02-03T00:00:00" table:style-name="ce7">
            <text:p>02/03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elcome</text:p>
          </table:table-cell>
          <table:table-cell table:style-name="ce1"/>
          <table:table-cell office:value-type="string" table:style-name="ce10">
            <text:p>/slides/00-welcome.qmd</text:p>
          </table:table-cell>
          <table:table-cell office:value-type="string" table:style-name="ce11">
            <text:p>/hw/01-hw-eda.qmd</text:p>
          </table:table-cell>
          <table:table-cell table:number-columns-repeated="2" table:style-name="ce10"/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</text:p>
          </table:table-cell>
          <table:table-cell office:value-type="date" office:date-value="2025-02-05T00:00:00" table:style-name="ce7">
            <text:p>02/05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Big Picture</text:p>
          </table:table-cell>
          <table:table-cell office:value-type="string" table:style-name="ce10">
            <text:p>/prepare/prep-01.qmd</text:p>
          </table:table-cell>
          <table:table-cell office:value-type="string" table:style-name="ce10">
            <text:p>/slides/01-big-picture.qmd</text:p>
          </table:table-cell>
          <table:table-cell table:number-columns-repeated="2" table:style-name="ce10"/>
          <table:table-cell office:value-type="string" table:style-name="ce10">
            <text:p>HW 1 Assigned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</text:p>
          </table:table-cell>
          <table:table-cell office:value-type="date" office:date-value="2025-02-07T00:00:00" table:style-name="ce7">
            <text:p>02/07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hat is Statistical Learning</text:p>
          </table:table-cell>
          <table:table-cell office:value-type="string" table:style-name="ce10">
            <text:p>/prepare/prep-02.qmd</text:p>
          </table:table-cell>
          <table:table-cell office:value-type="string" table:style-name="ce8">
            <text:p>/slides/02-StatisticalLearning.qmd</text:p>
          </table:table-cell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</text:p>
          </table:table-cell>
          <table:table-cell office:value-type="date" office:date-value="2025-02-10T00:00:00" table:style-name="ce7">
            <text:p>02/10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ntro to Linear Regression and Gradient Descent</text:p>
          </table:table-cell>
          <table:table-cell office:value-type="string" table:style-name="ce10">
            <text:p>/prepare/prep-03.qmd</text:p>
          </table:table-cell>
          <table:table-cell office:value-type="string" table:style-name="ce8">
            <text:p>/slides/03-SLR-Gradient_Desc.qmd</text:p>
          </table:table-cell>
          <table:table-cell table:number-columns-repeated="4" table:style-name="ce10"/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</text:p>
          </table:table-cell>
          <table:table-cell office:value-type="date" office:date-value="2025-02-12T00:00:00" table:style-name="ce7">
            <text:p>02/12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ultiple Linear Regression and Data Splitting</text:p>
          </table:table-cell>
          <table:table-cell office:value-type="string" table:style-name="ce10">
            <text:p>/prepare/prep-04.qmd</text:p>
          </table:table-cell>
          <table:table-cell office:value-type="string" table:style-name="ce8">
            <text:p>/slides/04-MultipleRegression.qmd</text:p>
          </table:table-cell>
          <table:table-cell office:value-type="string" table:style-name="ce11">
            <text:p>/hw/02-hw-mlr.qmd</text:p>
          </table:table-cell>
          <table:table-cell table:style-name="ce10"/>
          <table:table-cell office:value-type="string" table:style-name="ce10">
            <text:p>HW 1 Due/ HW 2 Assigned</text:p>
          </table:table-cell>
          <table:table-cell table:style-name="ce12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F</text:p>
          </table:table-cell>
          <table:table-cell office:value-type="date" office:date-value="2025-02-14T00:00:00" table:style-name="ce7">
            <text:p>02/14/2025</text:p>
          </table:table-cell>
          <table:table-cell office:value-type="float" office:value="2" table:style-name="ce8">
            <text:p>2</text:p>
          </table:table-cell>
          <table:table-cell office:value-type="string" table:style-name="ce13">
            <text:p>KNN and Classification</text:p>
          </table:table-cell>
          <table:table-cell office:value-type="string" table:style-name="ce10">
            <text:p>/prepare/prep-05.qmd</text:p>
          </table:table-cell>
          <table:table-cell office:value-type="string" table:style-name="ce8">
            <text:p>/slides/05-knn.qmd</text:p>
          </table:table-cell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M</text:p>
          </table:table-cell>
          <table:table-cell office:value-type="date" office:date-value="2025-02-17T00:00:00" table:style-name="ce7">
            <text:p>02/17/2025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Classification and Logistic Regression</text:p>
          </table:table-cell>
          <table:table-cell table:style-name="ce10"/>
          <table:table-cell table:number-columns-repeated="2" table:style-name="ce5"/>
          <table:table-cell table:style-name="ce10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W</text:p>
          </table:table-cell>
          <table:table-cell office:value-type="date" office:date-value="2025-02-19T00:00:00" table:style-name="ce7">
            <text:p>02/19/2025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style-name="ce10"/>
          <table:table-cell table:style-name="ce8"/>
          <table:table-cell table:number-columns-repeated="2" table:style-name="ce10"/>
          <table:table-cell office:value-type="string" table:style-name="ce10">
            <text:p>HW 2 Due/ HW 3 Assigned</text:p>
          </table:table-cell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5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5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12"/>
          <table:table-cell table:number-columns-repeated="16372"/>
        </table:table-row>
        <table:table-row table:style-name="ro4">
          <table:table-cell table:style-name="ce5"/>
          <table:table-cell table:number-columns-repeated="3" table:style-name="ce15"/>
          <table:table-cell table:style-name="ce8"/>
          <table:table-cell table:style-name="ce16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5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8"/>
          <table:table-cell table:number-columns-repeated="16372"/>
        </table:table-row>
        <table:table-row table:number-rows-repeated="104852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467886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Eric Friedlander</meta:initial-creator>
    <dc:creator>Eric Friedlander</dc:creator>
    <meta:creation-date>2024-08-02T18:18:17Z</meta:creation-date>
    <dc:date>2025-02-14T02:02:43Z</dc:date>
    <meta:editing-cycles>19</meta:editing-cycles>
    <meta:editing-duration>PT22871S</meta:editing-duration>
    <meta:user-defined meta:name="AppVersion">16.0300</meta:user-defined>
  </office:meta>
</office:document-meta>
</file>